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D33F3C3177B974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154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style:text-outline="false" style:text-line-through-style="none" style:text-line-through-type="none" style:font-name="Liberation Sans" fo:font-size="28pt" fo:language="es" fo:country="ES" fo:font-style="normal" fo:text-shadow="none" style:text-underline-style="none" fo:font-weight="bold" style:letter-kerning="true" style:font-name-asian="WenQuanYi Micro Hei" style:font-size-asian="28pt" style:language-asian="en" style:country-asian="US" style:font-style-asian="normal" style:font-weight-asian="bold" style:font-name-complex="Times New Roman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823cm" svg:x="0cm" svg:y="-0.143cm">
          <draw:image xlink:href="Pictures/10000000000005D600000349D33F3C3177B97457.png" xlink:type="simple" xlink:show="embed" xlink:actuate="onLoad">
            <text:p/>
          </draw:image>
        </draw:frame>
        <draw:frame draw:style-name="gr2" draw:text-style-name="P6" draw:layer="layout" svg:width="26.041cm" svg:height="11.404cm" svg:x="0.98cm" svg:y="3.566cm">
          <draw:text-box>
            <text:p text:style-name="P2"><text:span text:style-name="T1">Naissance de Jésus annoncée</text:span></text:p>
            <text:p text:style-name="P2"><text:span text:style-name="T2">(Luc 1:26-38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1T13:53:48.081000000</dc:date>
    <meta:editing-duration>PT25M16S</meta:editing-duration>
    <meta:editing-cycles>22</meta:editing-cycles>
    <meta:generator>LibreOffice/5.4.7.2$Windows_X86_64 LibreOffice_project/c838ef25c16710f8838b1faec480ebba495259d0</meta:generator>
    <meta:document-statistic meta:object-count="2"/>
  </office:meta>
</office:document-meta>
</file>